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line-height="150%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" style:family="paragraph" style:parent-style-name="Standard" style:list-style-name="L1">
      <style:paragraph-properties fo:line-height="150%" fo:text-align="justify" style:justify-single-word="false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3" style:family="paragraph" style:parent-style-name="Standard" style:list-style-name="L1">
      <style:paragraph-properties fo:line-height="150%" fo:text-align="justify" style:justify-single-word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 style:list-style-name="L1">
      <style:paragraph-properties fo:line-height="150%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5" style:family="paragraph" style:parent-style-name="Standard" style:list-style-name="L1">
      <style:paragraph-properties fo:line-height="150%"/>
      <style:text-properties fo:font-size="10pt" style:text-underline-style="none" style:font-size-asian="10pt" style:font-size-complex="10pt"/>
    </style:style>
    <style:style style:name="P6" style:family="paragraph" style:parent-style-name="Standard" style:list-style-name="L1">
      <style:paragraph-properties fo:line-height="150%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 style:list-style-name="L1">
      <style:paragraph-properties fo:line-height="150%"/>
      <style:text-properties fo:font-size="10pt" style:text-underline-style="solid" style:text-underline-width="auto" style:text-underline-color="font-color" style:font-size-asian="10pt" style:font-size-complex="10pt"/>
    </style:style>
    <style:style style:name="P8" style:family="paragraph" style:parent-style-name="Standard" style:list-style-name="L1">
      <style:paragraph-properties fo:line-height="150%"/>
      <style:text-properties fo:font-size="10pt" style:font-size-asian="10pt" style:font-size-complex="10pt"/>
    </style:style>
    <style:style style:name="P9" style:family="paragraph" style:parent-style-name="Standard" style:list-style-name="L1">
      <style:paragraph-properties fo:line-height="150%"/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 style:list-style-name="L1">
      <style:paragraph-properties fo:line-height="150%"/>
      <style:text-properties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 style:list-style-name="L1">
      <style:paragraph-properties fo:line-height="150%"/>
      <style:text-properties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12" style:family="paragraph" style:parent-style-name="Standard" style:list-style-name="L1">
      <style:paragraph-properties fo:line-height="150%" fo:text-align="justify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L1">
        <text:list-item>
          <text:p text:style-name="P1">Introduction</text:p>
        </text:list-item>
        <text:list-item>
          <text:p text:style-name="P1">Methodology</text:p>
          <text:list>
            <text:list-item>
              <text:p text:style-name="P2">Vorgehensweise</text:p>
            </text:list-item>
            <text:list-item>
              <text:p text:style-name="P2">Techniken im Einsatz:</text:p>
              <text:list>
                <text:list-item>
                  <text:p text:style-name="P3">Use-Case-Analyse (=&gt; Kapitel 3)</text:p>
                </text:list-item>
                <text:list-item>
                  <text:p text:style-name="P3">verteiltes System, messaging, adressing and identification, <text:s/>P2P (=&gt; Kapitel 4)</text:p>
                </text:list-item>
                <text:list-item>
                  <text:p text:style-name="P3">system design (multidim. system modelling, UML) (=&gt; Kapitel 5)</text:p>
                </text:list-item>
                <text:list-item>
                  <text:p text:style-name="P3">protocol design (Protokollentwurf (general protocol vs. binding of transport protocol to this one)) (=&gt; Kapitel 5)</text:p>
                  <text:list>
                    <text:list-item>
                      <text:p text:style-name="P3">“reflecting the principials of protocol design”...</text:p>
                    </text:list-item>
                  </text:list>
                </text:list-item>
                <text:list-item>
                  <text:p text:style-name="P3">data modelling (E/R-Diagramme) (=&gt; Kapitel 6)</text:p>
                </text:list-item>
                <text:list-item>
                  <text:p text:style-name="P3">component models, Unit Tests (=&gt; Kapitel 6)</text:p>
                </text:list-item>
              </text:list>
            </text:list-item>
            <text:list-item>
              <text:p text:style-name="P2">Auf Basis der vorgestellten Methodik: Kapitelüberblick (s.o.)</text:p>
            </text:list-item>
          </text:list>
        </text:list-item>
        <text:list-item>
          <text:p text:style-name="P1">Requirements Analysis <text:span text:style-name="T1">(OOA, what?, why?)</text:span></text:p>
          <text:list>
            <text:list-item>
              <text:p text:style-name="P4">verschiedene (“fachliche”) Rollen (PVMS, KIS, Krankenkasse, Patient, ...)</text:p>
            </text:list-item>
            <text:list-item>
              <text:p text:style-name="P4">principles<text:span text:style-name="T2"> (PP CPN)</text:span></text:p>
              <text:list>
                <text:list-item>
                  <text:p text:style-name="P5">document orientation</text:p>
                  <text:list>
                    <text:list-item>
                      <text:p text:style-name="P5">DCs, von Doktor, über Patient + Laufende Nummer (PK)</text:p>
                    </text:list-item>
                    <text:list-item>
                      <text:p text:style-name="P5">more on DCs! Grouping, Derivation, ... =&gt; Ordner</text:p>
                    </text:list-item>
                  </text:list>
                </text:list-item>
                <text:list-item>
                  <text:p text:style-name="P6">no central mediator</text:p>
                </text:list-item>
              </text:list>
            </text:list-item>
            <text:list-item>
              <text:p text:style-name="P4">further issues</text:p>
              <text:list>
                <text:list-item>
                  <text:p text:style-name="P6">Identification! (“space coupling” ?)</text:p>
                </text:list-item>
                <text:list-item>
                  <text:p text:style-name="P5"><text:span text:style-name="T1">Authentication!</text:span></text:p>
                </text:list-item>
              </text:list>
            </text:list-item>
            <text:list-item>
              <text:p text:style-name="P7">use cases + coarse sequence diagrams (between nodes and subsystems)</text:p>
              <text:list>
                <text:list-item>
                  <text:p text:style-name="P8">subscription management (connecting, terminating, publisher vs. subscriber initiated) =&gt; Ids!</text:p>
                </text:list-item>
                <text:list-item>
                  <text:p text:style-name="P8">share set management</text:p>
                </text:list-item>
                <text:list-item>
                  <text:p text:style-name="P8">repatriation and publishing (Untersuchung, Aufnahme in EHR des Arztes, Repatriation (= Filterung), Confirmation, Aufnahme in PPF, Distribution (= Subscr-individual SS filtering)), Aufnahme in FPF des DPFs)</text:p>
                </text:list-item>
                <text:list-item>
                  <text:p text:style-name="P8">relocation of accounts</text:p>
                </text:list-item>
              </text:list>
            </text:list-item>
          </text:list>
        </text:list-item>
        <text:list-item>
          <text:p text:style-name="P1">Related Work</text:p>
          <text:list>
            <text:list-item>
              <text:p text:style-name="P7">interaction models for distributed systems</text:p>
              <text:list>
                <text:list-item>
                  <text:p text:style-name="P8">decoupling dimensions (space, time, sychronization/flow), push vs. pull</text:p>
                </text:list-item>
                <text:list-item>
                  <text:p text:style-name="P8">message passing</text:p>
                </text:list-item>
                <text:list-item>
                  <text:p text:style-name="P8">RPC</text:p>
                  <text:list>
                    <text:list-item>
                      <text:p text:style-name="P8">normal</text:p>
                    </text:list-item>
                    <text:list-item>
                      <text:p text:style-name="P8">asychronous</text:p>
                    </text:list-item>
                    <text:list-item>
                      <text:p text:style-name="P8">future</text:p>
                    </text:list-item>
                  </text:list>
                </text:list-item>
                <text:list-item>
                  <text:p text:style-name="P8">notifications (classical observer-pattern)</text:p>
                </text:list-item>
                <text:list-item>
                  <text:p text:style-name="P8">shared memory</text:p>
                </text:list-item>
                <text:list-item>
                  <text:p text:style-name="P8">message queues</text:p>
                </text:list-item>
                <text:list-item>
                  <text:p text:style-name="P8">pub/sub</text:p>
                  <text:list>
                    <text:list-item>
                      <text:p text:style-name="P8">topic-based</text:p>
                    </text:list-item>
                    <text:list-item>
                      <text:p text:style-name="P8">content-based</text:p>
                    </text:list-item>
                    <text:list-item>
                      <text:p text:style-name="P4">type-based</text:p>
                    </text:list-item>
                  </text:list>
                </text:list-item>
              </text:list>
            </text:list-item>
            <text:list-item>
              <text:p text:style-name="P7">Ids<text:span text:style-name="T2"> (should be protocol-agnostic (e.g. XRI) or the should at least provide the possibility to be resolved by discovery process to arbitrary protocols (e.g. URL)<text:line-break/>bad examples: URN (no discovery), JID (protocol specific)</text:span></text:p>
              <text:list>
                <text:list-item>
                  <text:p text:style-name="P8">types</text:p>
                  <text:list>
                    <text:list-item>
                      <text:p text:style-name="P8">URIs (URL (OpenID!), URN, PURL)</text:p>
                    </text:list-item>
                    <text:list-item>
                      <text:p text:style-name="P8">XRI</text:p>
                    </text:list-item>
                    <text:list-item>
                      <text:p text:style-name="P8">DOI (include this?)</text:p>
                    </text:list-item>
                  </text:list>
                </text:list-item>
                <text:list-item>
                  <text:p text:style-name="P8">Discovery of available transports</text:p>
                  <text:list>
                    <text:list-item>
                      <text:p text:style-name="P8">XRI Resolution 2.0</text:p>
                    </text:list-item>
                    <text:list-item>
                      <text:p text:style-name="P6">XRDS-Simple</text:p>
                    </text:list-item>
                  </text:list>
                </text:list-item>
              </text:list>
            </text:list-item>
            <text:list-item>
              <text:p text:style-name="P4">transport protocols<text:span text:style-name="T2"> (not bound to specific OSI layer, but can be used for transportation from an application perspective)</text:span></text:p>
              <text:list>
                <text:list-item>
                  <text:p text:style-name="P9">connection-based, stateful, offline messages?</text:p>
                  <text:list>
                    <text:list-item>
                      <text:p text:style-name="P9">XMPP</text:p>
                    </text:list-item>
                    <text:list-item>
                      <text:p text:style-name="P9">ICQ</text:p>
                    </text:list-item>
                    <text:list-item>
                      <text:p text:style-name="P9">JMS (?)</text:p>
                    </text:list-item>
                  </text:list>
                </text:list-item>
                <text:list-item>
                  <text:p text:style-name="P9">connection-less, stateless, no offline messages possible =&gt; own message queue, instantiation of subsystems</text:p>
                  <text:list>
                    <text:list-item>
                      <text:p text:style-name="P9">local (?)</text:p>
                    </text:list-item>
                    <text:list-item>
                      <text:p text:style-name="P9">XMPP</text:p>
                    </text:list-item>
                  </text:list>
                </text:list-item>
                <text:list-item>
                  <text:p text:style-name="P9">XDI</text:p>
                </text:list-item>
              </text:list>
            </text:list-item>
            <text:list-item>
              <text:p text:style-name="P10">vCard, hCard, FOAF</text:p>
            </text:list-item>
          </text:list>
        </text:list-item>
        <text:list-item>
          <text:p text:style-name="P11">Data Model &amp; Architectural Overview</text:p>
          <text:list>
            <text:list-item>
              <text:p text:style-name="P10">data model (DIF, FIF, PIF, DCs, Card-Container, Party Data)</text:p>
            </text:list-item>
            <text:list-item>
              <text:p text:style-name="P7">distributed system</text:p>
              <text:list>
                <text:list-item>
                  <text:p text:style-name="P7">interaction paradigm: pub/sub</text:p>
                </text:list-item>
                <text:list-item>
                  <text:p text:style-name="P7">transport system model, transport plugins</text:p>
                </text:list-item>
              </text:list>
            </text:list-item>
            <text:list-item>
              <text:p text:style-name="P7">partition of the system</text:p>
              <text:list>
                <text:list-item>
                  <text:p text:style-name="P8">subsystems</text:p>
                  <text:list>
                    <text:list-item>
                      <text:p text:style-name="P8">publisher</text:p>
                    </text:list-item>
                    <text:list-item>
                      <text:p text:style-name="P8">subscriber</text:p>
                    </text:list-item>
                    <text:list-item>
                      <text:p text:style-name="P8">CP</text:p>
                    </text:list-item>
                  </text:list>
                </text:list-item>
                <text:list-item>
                  <text:p text:style-name="P8">layers</text:p>
                  <text:list>
                    <text:list-item>
                      <text:p text:style-name="P8">core</text:p>
                      <text:list>
                        <text:list-item>
                          <text:p text:style-name="P8">prep</text:p>
                        </text:list-item>
                        <text:list-item>
                          <text:p text:style-name="P8">soul</text:p>
                        </text:list-item>
                        <text:list-item>
                          <text:p text:style-name="P8">access</text:p>
                          <text:list>
                            <text:list-item>
                              <text:p text:style-name="P8">transport</text:p>
                            </text:list-item>
                            <text:list-item>
                              <text:p text:style-name="P8">storag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">cross-cutting functionality (“lateral”)</text:p>
                  <text:list>
                    <text:list-item>
                      <text:p text:style-name="P8">barker<text:tab/> (“fachlich”)</text:p>
                    </text:list-item>
                    <text:list-item>
                      <text:p text:style-name="P8">gatekeeper (“fachlich”)</text:p>
                    </text:list-item>
                    <text:list-item>
                      <text:p text:style-name="P9">NSIs (“technisch”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">System Design<text:span text:style-name="T1"> (OOD, how?)</text:span></text:p>
          <text:list>
            <text:list-item>
              <text:p text:style-name="P4">separation into modules (OSGi bundles), interfaces: OSGi services</text:p>
              <text:list>
                <text:list-item>
                  <text:p text:style-name="P6">interfaces between bundles (UML-Struktur-Diagramm)</text:p>
                </text:list-item>
                <text:list-item>
                  <text:p text:style-name="P5"><text:span text:style-name="T1">pure library: model</text:span></text:p>
                </text:list-item>
              </text:list>
            </text:list-item>
            <text:list-item>
              <text:p text:style-name="P7">Realization of use cases (+ sequence diagrams)</text:p>
            </text:list-item>
            <text:list-item>
              <text:p text:style-name="P7">versions, dependencies inside the project</text:p>
            </text:list-item>
          </text:list>
        </text:list-item>
        <text:list-item>
          <text:p text:style-name="P11">Implementation issues</text:p>
          <text:list>
            <text:list-item>
              <text:p text:style-name="P7">Technologies &amp; Frameworks</text:p>
              <text:list>
                <text:list-item>
                  <text:p text:style-name="P8">Spring</text:p>
                </text:list-item>
                <text:list-item>
                  <text:p text:style-name="P8">OSGi</text:p>
                </text:list-item>
                <text:list-item>
                  <text:p text:style-name="P8">Spring DM</text:p>
                </text:list-item>
              </text:list>
            </text:list-item>
            <text:list-item>
              <text:p text:style-name="P7">Build environment</text:p>
              <text:list>
                <text:list-item>
                  <text:p text:style-name="P8">Maven dependency management (declarative)</text:p>
                </text:list-item>
                <text:list-item>
                  <text:p text:style-name="P8">directory structure (resembles modules)</text:p>
                </text:list-item>
                <text:list-item>
                  <text:p text:style-name="P8">naming of maven projects (ArtifactID, GroupID), OSGi bundles, package structure</text:p>
                </text:list-item>
              </text:list>
            </text:list-item>
            <text:list-item>
              <text:p text:style-name="P7">Runtime Environment</text:p>
              <text:list>
                <text:list-item>
                  <text:p text:style-name="P8">Spring DM Server (OSGi container)</text:p>
                </text:list-item>
                <text:list-item>
                  <text:p text:style-name="P8">DB (?)</text:p>
                </text:list-item>
              </text:list>
            </text:list-item>
            <text:list-item>
              <text:p text:style-name="P7">Testing</text:p>
              <text:list>
                <text:list-item>
                  <text:p text:style-name="P8">JUnit</text:p>
                </text:list-item>
              </text:list>
            </text:list-item>
          </text:list>
        </text:list-item>
        <text:list-item>
          <text:p text:style-name="P1">Evaluation (rückblickend)</text:p>
          <text:list>
            <text:list-item>
              <text:p text:style-name="P2">Rückbezug zu den Anforderungen</text:p>
            </text:list-item>
            <text:list-item>
              <text:p text:style-name="P2">Performance?</text:p>
            </text:list-item>
            <text:list-item>
              <text:p text:style-name="P2">Akzeptanz? </text:p>
              <text:list>
                <text:list-item>
                  <text:p text:style-name="P3">Patient kommt in Praxis, gibt passwort ein?</text:p>
                </text:list-item>
                <text:list-item>
                  <text:p text:style-name="P3">kann Patient (CP!) wirklich entscheiden, welche Daten an welchen Arzt gehen?</text:p>
                  <text:list>
                    <text:list-item>
                      <text:p text:style-name="P3">Loesung: “hinting” (Contr. liefert Empfehlung mit, welche Daten verteilt werden sollen)</text:p>
                      <text:list>
                        <text:list-item>
                          <text:p text:style-name="P3">Granularitaet (world, group, individual (Contr. muss LoS des CP kennen)) -&gt; Gruppen-Modell</text:p>
                        </text:list-item>
                        <text:list-item>
                          <text:p text:style-name="P3">Signing of hinted subsets (even multiple possible hinted subsets and thus multiple signatures possible).</text:p>
                        </text:list-item>
                      </text:list>
                    </text:list-item>
                  </text:list>
                </text:list-item>
                <text:list-item>
                  <text:p text:style-name="P3">Beherrscht Patient die inhärente Komplexität des Systems?</text:p>
                </text:list-item>
              </text:list>
            </text:list-item>
          </text:list>
        </text:list-item>
        <text:list-item>
          <text:p text:style-name="P12">Future Work:</text:p>
          <text:list>
            <text:list-item>
              <text:p text:style-name="P7">workflow support by adding process status model</text:p>
            </text:list-item>
            <text:list-item>
              <text:p text:style-name="P7">transport protocol discovery and agreement</text:p>
            </text:list-item>
            <text:list-item>
              <text:p text:style-name="P7">plugin system for DCs (including share sets for these DCs and serialization)</text:p>
            </text:list-item>
            <text:list-item>
              <text:p text:style-name="P7">Append/Replace-Semantik</text:p>
            </text:list-item>
            <text:list-item>
              <text:p text:style-name="P7">Relocation of accounts</text:p>
            </text:list-item>
            <text:list-item>
              <text:p text:style-name="P7">Suche, verteilt (es existiert Suche bei XMPP! (XEP-0055)) = first contact problem</text:p>
            </text:list-item>
            <text:list-item>
              <text:p text:style-name="P7">Gruppen-Modell<text:span text:style-name="T2"> (Gruppierung von Subscribern nach 1. Art des Arztes (eventuell automatisch, Information in SubscriberMetadata), 2. Therapiegruppe (manuell, evtl. vom Patienten angelegt))</text:span></text:p>
            </text:list-item>
            <text:list-item>
              <text:p text:style-name="P7">technical TODOs:</text:p>
              <text:list>
                <text:list-item>
                  <text:p text:style-name="P5">Repatriation</text:p>
                </text:list-item>
                <text:list-item>
                  <text:p text:style-name="P5">XML-Binding der Party-DCs</text:p>
                </text:list-item>
                <text:list-item>
                  <text:p text:style-name="P5">Semantische Nulls in FIF (nicht vorhanden vs. nicht freigegeben)</text:p>
                </text:list-item>
                <text:list-item>
                  <text:p text:style-name="P5">Suche lokal</text:p>
                </text:list-item>
              </text:list>
            </text:list-item>
          </text:list>
        </text:list-item>
        <text:list-item>
          <text:p text:style-name="P1">Conclus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ans" fo:font-size="12pt" fo:language="en" fo:country="US" style:font-name-asian="Bitstream Vera Sans2" style:font-size-asian="12pt" style:language-asian="en" style:country-asian="US" style:font-name-complex="Bitstream Vera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Bitstream Vera Sans1" fo:font-size="14pt" style:font-name-asian="Bitstream Vera Sans2" style:font-size-asian="14pt" style:font-name-complex="Bitstream Vera Sans2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9-02-09T13:00:27</meta:creation-date>
    <dc:date>2009-02-12T12:15:31</dc:date>
    <dc:language>en-US</dc:language>
    <meta:editing-cycles>65</meta:editing-cycles>
    <meta:editing-duration>PT2H29M1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125" meta:word-count="570" meta:character-count="4314"/>
  </office:meta>
</office:document-meta>
</file>